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45dd" officeooo:paragraph-rsid="00024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/ Find Documents</text:p>
      <text:p text:style-name="P1">1. get all document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db.getCollection('movies').find({})</text:p>
          </table:table-cell>
        </table:table-row>
      </table:table>
      <text:p text:style-name="P1"/>
      <text:p text:style-name="P1">2. get all documents with ​ writer​ set to "Quentin Tarantino"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db.movies.find({writer : 'Quentin Tarantino'});</text:p>
          </table:table-cell>
        </table:table-row>
      </table:table>
      <text:p text:style-name="P1"/>
      <text:p text:style-name="P1">3. get all documents where ​ actors​ include "Brad Pitt"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db.movies.find({ actors : 'Brad Pitt'});</text:p>
          </table:table-cell>
        </table:table-row>
      </table:table>
      <text:p text:style-name="P1"/>
      <text:p text:style-name="P1"/>
      <text:p text:style-name="P1">4. get all documents with ​ franchise​ set to "The Hobbit"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db.movies.find({ franchise : "The Hobbit"});</text:p>
          </table:table-cell>
        </table:table-row>
      </table:table>
      <text:p text:style-name="P1"/>
      <text:p text:style-name="P1"/>
      <text:p text:style-name="P1">5. get all movies released in the 90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">db.movies.find(</text:p>
            <text:p text:style-name="P1">{ 'year' : {$gte : 1990 , $lte: 1999}}</text:p>
            <text:p text:style-name="P1">);</text:p>
          </table:table-cell>
        </table:table-row>
      </table:table>
      <text:p text:style-name="P1"/>
      <text:p text:style-name="P1">6. get all movies released before the year 2000 or after 2010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db.movies.find( { $or: [ { year: { $lt: 2000 } }, { year: { $gt: 2010 } } ] } );</text:p>
          </table:table-cell>
        </table:table-row>
      </table:table>
      <text:p text:style-name="P1"/>
      <text:p text:style-name="P1">Update Documents</text:p>
      <text:p text:style-name="P1">1. add a synopsis to "The Hobbit: An Unexpected Journey" : "A reluctant hobbit,</text:p>
      <text:p text:style-name="P1">Bilbo Baggins, sets out to the Lonely Mountain with a spirited group of dwarves</text:p>
      <text:p text:style-name="P1">to reclaim their mountain home - and the gold within it - from the dragon Smaug."</text:p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db.movies.update({title: "The Hobbit: An Unexpected Journey"},</text:p>
            <text:p text:style-name="P1">{$set: {synopsis:"A reluctant hobbit, Bilbo Baggins, sets out to</text:p>
            <text:p text:style-name="P1">the Lonely Mountain with a spirited group of dwarves to reclaim their</text:p>
            <text:p text:style-name="P1">mountain home - and the gold within it - from the dragon Smaug."</text:p>
            <text:p text:style-name="P1">}});</text:p>
          </table:table-cell>
        </table:table-row>
      </table:table>
      <text:p text:style-name="P1"/>
      <text:p text:style-name="P1"/>
      <text:p text:style-name="P1">2. add a synopsis to "The Hobbit: The Desolation of Smaug" : "The dwarves, along</text:p>
      <text:p text:style-name="P1">with Bilbo Baggins and Gandalf the Grey, continue their quest to reclaim Erebor,</text:p>
      <text:p text:style-name="P1">their homeland, from Smaug. Bilbo Baggins is in possession of a mysterious and</text:p>
      <text:p text:style-name="P1">magical ring."</text:p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1">db.movies.update({</text:p>
            <text:p text:style-name="P1">title: "The Hobbit: The Desolation of Smaug"},</text:p>
            <text:p text:style-name="P1">{$set: {synopsis:"The dwarves, along with Bilbo Baggins and</text:p>
            <text:p text:style-name="P1">Gandalf the Grey, continue their quest to reclaim Erebor, their</text:p>
            <text:p text:style-name="P1">homeland, from Smaug. Bilbo Baggins is in possession of a</text:p>
            <text:p text:style-name="P1">mysterious and magical ring." }</text:p>
            <text:p text:style-name="P1"><text:soft-page-break/>});</text:p>
          </table:table-cell>
        </table:table-row>
      </table:table>
      <text:p text:style-name="P1"/>
      <text:p text:style-name="P1"/>
      <text:p text:style-name="P1">3. add an actor named "Samuel L. Jackson" to the movie "Pulp Fiction"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db.movies.update(</text:p>
            <text:p text:style-name="P1">{title:'Pulp Fiction'},</text:p>
            <text:p text:style-name="P1">{"$push": {"actors": 'Samuel L. Jackson’}}</text:p>
            <text:p text:style-name="P1">);</text:p>
          </table:table-cell>
        </table:table-row>
      </table:table>
      <text:p text:style-name="P1"/>
      <text:p text:style-name="P1">Text Search</text:p>
      <text:p text:style-name="P1">1. find all movies that have a synopsis that contains the word "Gandalf"</text:p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db.movies.find({ synopsis: { $in: [ /.*Gandalf.*/ ] } });</text:p>
          </table:table-cell>
        </table:table-row>
      </table:table>
      <text:p text:style-name="P1"/>
      <text:p text:style-name="P1"/>
      <text:p text:style-name="P1">2. 1.find all movies that have a synopsis that contains the word "Bilbo"</text:p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db.movies.find({ synopsis: { $in: [ /.*Bilbo.*/ ] } });</text:p>
          </table:table-cell>
        </table:table-row>
      </table:table>
      <text:p text:style-name="P1"/>
      <text:p text:style-name="P1"/>
      <text:p text:style-name="P1">3. find all movies that have a synopsis that contains the word "Bilbo" and not the</text:p>
      <text:p text:style-name="P1">word "Gandalf"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db.movies.createIndex( { synopsis: "text" } );</text:p>
            <text:p text:style-name="P1">db.movies.find(</text:p>
            <text:p text:style-name="P1">{ $text: { $search: "Bilbo -Gandalf" } }</text:p>
            <text:p text:style-name="P1">);</text:p>
          </table:table-cell>
        </table:table-row>
      </table:table>
      <text:p text:style-name="P1"/>
      <text:p text:style-name="P1"/>
      <text:p text:style-name="P1">4. find all movies that have a synopsis that contains the word "dwarves" or "hobbit"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">db.movies.find( { $text: { $search: "dwarves hobbit" } });</text:p>
          </table:table-cell>
        </table:table-row>
      </table:table>
      <text:p text:style-name="P1"/>
      <text:p text:style-name="P1"/>
      <text:p text:style-name="P1">5. find all movies that have a synopsis that contains the word "gold" and "dragon"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db.movies.find( { $text: { $search: "dragon" ,$search : "gold"} });</text:p>
          </table:table-cell>
        </table:table-row>
      </table:table>
      <text:p text:style-name="P1"/>
      <text:p text:style-name="P1">Delete Documents</text:p>
      <text:p text:style-name="P1">1. delete the movie "Pee Wee Herman's Big Adventure"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db.movies.deleteOne({title:"Pee Wee Herman's Big Adventure"});</text:p>
          </table:table-cell>
        </table:table-row>
      </table:table>
      <text:p text:style-name="P1"/>
      <text:p text:style-name="P1">2. delete the movie "Avatar"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db.movies.deleteOne({title:"Avatar"});</text:p>
          </table:table-cell>
        </table:table-row>
      </table:table>
      <text:p text:style-name="P1"/>
      <text:p text:style-name="P1">Querying related collections</text:p>
      <text:p text:style-name="P1">1. find all users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">db.getCollection('users').find({})</text:p>
          </table:table-cell>
        </table:table-row>
      </table:table>
      <text:p text:style-name="P1"/>
      <text:p text:style-name="P1">2. find all posts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">db.getCollection('posts').find({})</text:p>
          </table:table-cell>
        </table:table-row>
      </table:table>
      <text:p text:style-name="P1"><text:soft-page-break/></text:p>
      <text:p text:style-name="P1"/>
      <text:p text:style-name="P1">3. find all posts that was authored by "GoodGuyGreg"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db.posts.find({username: "GoodGuyGreg"});</text:p>
          </table:table-cell>
        </table:table-row>
      </table:table>
      <text:p text:style-name="P1"/>
      <text:p text:style-name="P1"/>
      <text:p text:style-name="P1">4. find all posts that was authored by "ScumbagSteve"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db.posts.find({username: "ScumbagSteve"});5. find all comments</text:p>
            <text:p text:style-name="P1">db.comments.find({});</text:p>
          </table:table-cell>
        </table:table-row>
      </table:table>
      <text:p text:style-name="P1"/>
      <text:p text:style-name="P1">6. find all comments that was authored by "GoodGuyGreg"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">db.comments.find({username : "GoodGuyGreg"});</text:p>
          </table:table-cell>
        </table:table-row>
      </table:table>
      <text:p text:style-name="P1"/>
      <text:p text:style-name="P1">7. find all comments that was authored by "ScumbagSteve"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">db.comments.find({username : "ScumbagSteve"});</text:p>
          </table:table-cell>
        </table:table-row>
      </table:table>
      <text:p text:style-name="P1"/>
      <text:p text:style-name="P1">8. find all comments belonging to the post "Reports a bug in your code"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">var post_id = db.posts.findOne({"title":"Forks your repo on</text:p>
            <text:p text:style-name="P1">github"},{"_id":1});</text:p>
            <text:p text:style-name="P1">db.comments.find({post: post_id["_id"]});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9:18:57.474315135</meta:creation-date>
    <dc:date>2018-01-29T19:25:25.091688227</dc:date>
    <meta:editing-duration>PT6M28S</meta:editing-duration>
    <meta:editing-cycles>1</meta:editing-cycles>
    <meta:generator>LibreOffice/5.1.6.2$Linux_X86_64 LibreOffice_project/10m0$Build-2</meta:generator>
    <meta:document-statistic meta:table-count="23" meta:image-count="0" meta:object-count="0" meta:page-count="3" meta:paragraph-count="78" meta:word-count="525" meta:character-count="3522" meta:non-whitespace-character-count="2999"/>
  </office:meta>
</office:document-meta>
</file>